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64000001044BBB9EB7D01FB761.png" manifest:media-type="image/png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figurations/writertoolbar.xml" manifest:media-type=""/>
  <manifest:file-entry manifest:full-path="Configurations/writerkeybinding.xml" manifest:media-type=""/>
  <manifest:file-entry manifest:full-path="manifest.rdf" manifest:media-type="application/rdf+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es macro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Technical" svg:font-family="Technical" style:font-adornments="Regular" style:font-family-generic="swiss" style:font-pitch="variable"/>
  </office:font-face-decl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3.582cm" style:rel-column-width="13044*"/>
    </style:style>
    <style:style style:name="Tableau1.B" style:family="table-column">
      <style:table-column-properties style:column-width="14.418cm" style:rel-column-width="5249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cm" table:align="margins"/>
    </style:style>
    <style:style style:name="Tableau2.A" style:family="table-column">
      <style:table-column-properties style:column-width="5.532cm" style:rel-column-width="20140*"/>
    </style:style>
    <style:style style:name="Tableau2.B" style:family="table-column">
      <style:table-column-properties style:column-width="7.967cm" style:rel-column-width="29010*"/>
    </style:style>
    <style:style style:name="Tableau2.C" style:family="table-column">
      <style:table-column-properties style:column-width="4.5cm" style:rel-column-width="1638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background-color="#00ff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 fo:padding="0cm" fo:border="none"/>
    </style:style>
    <style:style style:name="P3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/>
    </style:style>
    <style:style style:name="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/>
    </style:style>
    <style:style style:name="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/>
    </style:style>
    <style:style style:name="P8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P9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P11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P12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/>
    </style:style>
    <style:style style:name="P13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 officeooo:paragraph-rsid="000a191c"/>
    </style:style>
    <style:style style:name="P14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</style:style>
    <style:style style:name="P15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20pt"/>
    </style:style>
    <style:style style:name="P16" style:family="paragraph" style:parent-style-name="Standard">
      <style:text-properties fo:font-style="italic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tyle="italic" officeooo:paragraph-rsid="000fe05a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fo:font-style="italic" officeooo:paragraph-rsid="00105ac0" style:font-style-asian="italic" style:font-style-complex="italic"/>
    </style:style>
    <style:style style:name="P20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paragraph-rsid="00105ac0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style:text-underline-style="none" style:font-style-asian="italic" style:font-style-complex="italic"/>
    </style:style>
    <style:style style:name="P23" style:family="paragraph" style:parent-style-name="Standard">
      <style:text-properties fo:language="fr" fo:country="FR" style:language-complex="ar" style:country-complex="SA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Table_20_Heading">
      <style:paragraph-properties fo:text-align="start" style:justify-single-word="false"/>
    </style:style>
    <style:style style:name="P26" style:family="paragraph" style:parent-style-name="Table_20_Heading">
      <loext:graphic-properties draw:fill="solid" draw:fill-color="#ffffff" draw:opacity="100%"/>
      <style:paragraph-properties fo:text-align="start" style:justify-single-word="false" fo:background-color="#ffffff"/>
    </style:style>
    <style:style style:name="P27" style:family="paragraph" style:parent-style-name="Standard">
      <style:paragraph-properties fo:keep-with-next="always"/>
      <style:text-properties fo:font-size="8pt" fo:language="fr" fo:country="FR" fo:font-style="italic" style:font-size-asian="8pt" style:font-style-asian="italic" style:font-size-complex="8pt" style:language-complex="ar" style:country-complex="SA" style:font-style-complex="italic"/>
    </style:style>
    <style:style style:name="P28" style:family="paragraph" style:parent-style-name="Standard">
      <style:paragraph-properties fo:keep-with-next="always"/>
      <style:text-properties fo:font-size="8pt" fo:language="fr" fo:country="FR" fo:font-style="italic" style:font-size-asian="8pt" style:font-style-asian="italic" style:font-size-complex="8pt" style:language-complex="ar" style:country-complex="SA" style:font-style-complex="italic" style:font-weight-complex="bold"/>
    </style:style>
    <style:style style:name="P29" style:family="paragraph" style:parent-style-name="Standard">
      <style:paragraph-properties fo:keep-with-next="always">
        <style:tab-stops>
          <style:tab-stop style:position="1.905cm"/>
        </style:tab-stops>
      </style:paragraph-properties>
      <style:text-properties fo:font-size="8pt" fo:language="fr" fo:country="FR" fo:font-style="italic" style:font-size-asian="8pt" style:font-style-asian="italic" style:font-size-complex="8pt" style:language-complex="ar" style:country-complex="SA" style:font-style-complex="italic" style:font-weight-complex="bold"/>
    </style:style>
    <style:style style:name="P30" style:family="paragraph" style:parent-style-name="Standard">
      <style:paragraph-properties fo:keep-with-next="always"/>
      <style:text-properties style:font-name="Arial Narrow2" fo:font-size="8pt" fo:language="fr" fo:country="FR" fo:font-style="italic" style:font-size-asian="8pt" style:font-style-asian="italic" style:font-size-complex="8pt" style:language-complex="ar" style:country-complex="SA" style:font-style-complex="italic"/>
    </style:style>
    <style:style style:name="P31" style:family="paragraph" style:parent-style-name="_35__20_Texte">
      <style:text-properties officeooo:rsid="000e19f2" officeooo:paragraph-rsid="000e19f2"/>
    </style:style>
    <style:style style:name="P32" style:family="paragraph" style:parent-style-name="_35__20_Texte">
      <style:text-properties officeooo:paragraph-rsid="000e19f2"/>
    </style:style>
    <style:style style:name="P33" style:family="paragraph" style:parent-style-name="_35__20_Texte">
      <style:text-properties fo:font-style="italic" officeooo:rsid="000e4031" officeooo:paragraph-rsid="000e4031" style:font-style-asian="italic" style:font-style-complex="italic"/>
    </style:style>
    <style:style style:name="P34" style:family="paragraph" style:parent-style-name="_35__20_Texte">
      <style:text-properties fo:font-style="italic" officeooo:rsid="00118e35" officeooo:paragraph-rsid="00118e35" style:font-style-asian="italic" style:font-style-complex="italic"/>
    </style:style>
    <style:style style:name="P35" style:family="paragraph" style:parent-style-name="_35__20_Texte">
      <style:text-properties fo:font-style="italic" officeooo:rsid="001389f6" officeooo:paragraph-rsid="001389f6" style:font-style-asian="italic" style:font-style-complex="italic"/>
    </style:style>
    <style:style style:name="P36" style:family="paragraph" style:parent-style-name="_35__20_Texte">
      <style:text-properties fo:font-style="italic" officeooo:paragraph-rsid="001389f6" style:font-style-asian="italic" style:font-style-complex="italic"/>
    </style:style>
    <style:style style:name="P37" style:family="paragraph" style:parent-style-name="_35__20_Texte">
      <style:text-properties fo:font-style="italic" officeooo:rsid="0016229d" officeooo:paragraph-rsid="0016229d" style:font-style-asian="italic" style:font-style-complex="italic"/>
    </style:style>
    <style:style style:name="P38" style:family="paragraph" style:parent-style-name="_35__20_Texte">
      <style:text-properties fo:font-style="italic" fo:font-weight="normal" officeooo:paragraph-rsid="00105ac0" style:font-style-asian="italic" style:font-weight-asian="normal" style:font-style-complex="italic" style:font-weight-complex="normal"/>
    </style:style>
    <style:style style:name="P39" style:family="paragraph" style:parent-style-name="_35__20_Texte">
      <style:text-properties officeooo:rsid="000fe05a" officeooo:paragraph-rsid="000fe05a"/>
    </style:style>
    <style:style style:name="P40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6.251cm" style:type="right" style:leader-style="dotted" style:leader-text="."/>
        </style:tab-stops>
      </style:paragraph-properties>
    </style:style>
    <style:style style:name="P43" style:family="paragraph" style:parent-style-name="_35__20_Texte" style:list-style-name="L1">
      <style:text-properties fo:font-style="italic" officeooo:rsid="000e4031" officeooo:paragraph-rsid="000e4031" style:font-style-asian="italic" style:font-style-complex="italic"/>
    </style:style>
    <style:style style:name="P44" style:family="paragraph" style:parent-style-name="_35__20_Texte" style:list-style-name="L2">
      <style:text-properties fo:font-style="italic" officeooo:rsid="001389f6" officeooo:paragraph-rsid="001389f6" style:font-style-asian="italic" style:font-style-complex="italic"/>
    </style:style>
    <style:style style:name="P45" style:family="paragraph" style:parent-style-name="_35__20_Texte" style:list-style-name="L6">
      <style:text-properties fo:font-style="italic" officeooo:rsid="001389f6" officeooo:paragraph-rsid="0016229d" style:font-style-asian="italic" style:font-style-complex="italic"/>
    </style:style>
    <style:style style:name="P46" style:family="paragraph" style:parent-style-name="_35__20_Texte" style:list-style-name="L3">
      <style:text-properties fo:font-style="italic" officeooo:rsid="00118e35" officeooo:paragraph-rsid="00118e35" style:font-style-asian="italic" style:font-style-complex="italic"/>
    </style:style>
    <style:style style:name="P47" style:family="paragraph" style:parent-style-name="_35__20_Texte" style:list-style-name="L4">
      <style:text-properties fo:font-style="italic" officeooo:rsid="00118e35" officeooo:paragraph-rsid="00118e35" style:font-style-asian="italic" style:font-style-complex="italic"/>
    </style:style>
    <style:style style:name="P48" style:family="paragraph" style:parent-style-name="_35__20_Texte" style:list-style-name="L5">
      <style:text-properties fo:font-style="italic" officeooo:rsid="00123996" officeooo:paragraph-rsid="00123996" style:font-style-asian="italic" style:font-style-complex="italic"/>
    </style:style>
    <style:style style:name="P49" style:family="paragraph" style:parent-style-name="_35__20_Texte" style:list-style-name="L6">
      <style:text-properties fo:font-style="italic" officeooo:paragraph-rsid="0016229d" style:font-style-asian="italic" style:font-style-complex="italic"/>
    </style:style>
    <style:style style:name="P50" style:family="paragraph" style:parent-style-name="_31__20_Titre_20_1">
      <style:text-properties style:text-underline-style="solid" style:text-underline-width="auto" style:text-underline-color="font-color" officeooo:rsid="000e19f2"/>
    </style:style>
    <style:style style:name="P51" style:family="paragraph" style:parent-style-name="_31__20_Titre_20_1">
      <style:text-properties officeooo:rsid="001389f6" officeooo:paragraph-rsid="001389f6"/>
    </style:style>
    <style:style style:name="P52" style:family="paragraph" style:parent-style-name="_31__20_Titre_20_1">
      <style:text-properties officeooo:rsid="0016229d" officeooo:paragraph-rsid="0016229d"/>
    </style:style>
    <style:style style:name="P53" style:family="paragraph" style:parent-style-name="_32__20_Titre_20_2">
      <style:text-properties officeooo:rsid="000e19f2"/>
    </style:style>
    <style:style style:name="P54" style:family="paragraph" style:parent-style-name="_32__20_Titre_20_2">
      <style:text-properties officeooo:rsid="001389f6" officeooo:paragraph-rsid="001389f6"/>
    </style:style>
    <style:style style:name="P55" style:family="paragraph" style:parent-style-name="Standard" style:master-page-name="_5f_LNA_20_Couverture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style:page-number="auto" fo:background-color="#ccffff" fo:padding="0.049cm" fo:border="0.99pt solid #00ffff" style:shadow="#000000 0.25cm 0.25cm"/>
      <style:text-properties fo:font-size="14pt" fo:font-style="italic"/>
    </style:style>
    <style:style style:name="P56" style:family="paragraph" style:parent-style-name="Standard" style:master-page-name="_5f_LNA_20_Document_20_Portrait">
      <style:paragraph-properties fo:margin-left="0cm" fo:margin-right="0cm" fo:text-indent="0cm" style:auto-text-indent="false" style:page-number="auto"/>
    </style:style>
    <style:style style:name="T1" style:family="text">
      <style:text-properties style:text-line-through-style="solid" style:text-line-through-type="single" fo:font-size="8pt"/>
    </style:style>
    <style:style style:name="T2" style:family="text">
      <style:text-properties fo:font-size="8pt"/>
    </style:style>
    <style:style style:name="T3" style:family="text">
      <style:text-properties officeooo:rsid="000b1c4d"/>
    </style:style>
    <style:style style:name="T4" style:family="text">
      <style:text-properties fo:font-weight="bold"/>
    </style:style>
    <style:style style:name="T5" style:family="text">
      <style:text-properties fo:font-weight="bold" officeooo:rsid="001e3a34"/>
    </style:style>
    <style:style style:name="T6" style:family="text">
      <style:text-properties fo:font-weight="bold" officeooo:rsid="001ebf53"/>
    </style:style>
    <style:style style:name="T7" style:family="text">
      <style:text-properties officeooo:rsid="001e3a34"/>
    </style:style>
    <style:style style:name="T8" style:family="text">
      <style:text-properties fo:font-size="1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e19f2" style:font-style-asian="italic" style:font-style-complex="italic"/>
    </style:style>
    <style:style style:name="T11" style:family="text">
      <style:text-properties fo:font-style="italic" officeooo:rsid="000e4031" style:font-style-asian="italic" style:font-style-complex="italic"/>
    </style:style>
    <style:style style:name="T12" style:family="text">
      <style:text-properties fo:font-style="italic" officeooo:rsid="001b3209" style:font-style-asian="italic" style:font-style-complex="italic"/>
    </style:style>
    <style:style style:name="T13" style:family="text">
      <style:text-properties style:font-name="Arial" style:font-weight-complex="bold"/>
    </style:style>
    <style:style style:name="T14" style:family="text">
      <style:text-properties style:font-weight-complex="bold"/>
    </style:style>
    <style:style style:name="T15" style:family="text">
      <style:text-properties officeooo:rsid="000e4031"/>
    </style:style>
    <style:style style:name="T16" style:family="text">
      <style:text-properties officeooo:rsid="000fe05a"/>
    </style:style>
    <style:style style:name="T17" style:family="text">
      <style:text-properties officeooo:rsid="00105ac0"/>
    </style:style>
    <style:style style:name="T18" style:family="text">
      <style:text-properties officeooo:rsid="001389f6"/>
    </style:style>
    <style:style style:name="T19" style:family="text">
      <style:text-properties officeooo:rsid="00197a31"/>
    </style:style>
    <style:style style:name="T20" style:family="text">
      <style:text-properties officeooo:rsid="001c830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P13"><text:subject>P2019 : Nom du projet</text:subject><text:keywords/></text:p>
      <text:p text:style-name="P12"><text:description/></text:p>
      <text:p text:style-name="Standard"/>
      <text:p text:style-name="P14"/>
      <text:p text:style-name="P15"><text:title>Dossier technique du projet - partie commune</text:title></text:p>
      <text:p text:style-name="P14"/>
      <text:p text:style-name="Standard"/>
      <text:p text:style-name="_35__20_Texte"/>
      <text:p text:style-name="_35__20_Text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0">1 - Introduction<text:tab/>2</text:p>
          <text:p text:style-name="P41">1.1 - Situation du projet dans son contexte industriel<text:tab/>2</text:p>
          <text:p text:style-name="P42">1.1.1 - Synoptique général du système<text:tab/>2</text:p>
          <text:p text:style-name="P42">1.1.2 - Missions du système<text:tab/>2</text:p>
          <text:p text:style-name="P42">1.1.3 - <text:s/>Diagramme de déploiement d'exploitation (optionnel)<text:tab/>2</text:p>
          <text:p text:style-name="P41">1.2 - Contraintes diverses exprimées par le demandeur<text:tab/>2</text:p>
          <text:p text:style-name="P40">2 - Spécifications fonctionnelles<text:tab/>2</text:p>
          <text:p text:style-name="P41">2.1 - Catalogue des acteurs<text:tab/>2</text:p>
          <text:p text:style-name="P41">2.2 - Diagramme des cas d'utilisation<text:tab/>2</text:p>
          <text:p text:style-name="P41">2.3 - Cas d'utilisation « ... »<text:tab/>2</text:p>
          <text:p text:style-name="P42">2.3.1 - Description du cas d’utilisation<text:tab/>2</text:p>
          <text:p text:style-name="P42">2.3.2 - IHM associée au cas d'utilisation :<text:tab/>3</text:p>
          <text:p text:style-name="P42">2.3.3 - Diagramme de séquence du scénario nominal<text:tab/>3</text:p>
          <text:p text:style-name="P40">3 - Étude préliminaire<text:tab/>3</text:p>
          <text:p text:style-name="P40">4 - Recette<text:tab/>4</text:p>
          <text:p text:style-name="P40">5 - Conclusion<text:tab/>4</text:p>
        </text:index-body>
      </text:table-of-content>
      <text:p text:style-name="_35__20_Texte"/>
      <text:p text:style-name="P56"><text:span text:style-name="T9">Ce document </text:span><text:span text:style-name="T10">doit </text:span><text:span text:style-name="T12">comporter</text:span><text:span text:style-name="T10"> entre 20 et </text:span><text:span text:style-name="T9">30 pages.</text:span></text:p>
      <text:h text:style-name="P50" text:outline-level="1">Introduction</text:h>
      <text:p text:style-name="P22">Ce chapitre reprendra les éléments du cahier des charges et pourra être affiné par l'équipe de projet.</text:p>
      <text:h text:style-name="P53" text:outline-level="2">Situation du projet dans son contexte industriel</text:h>
      <text:h text:style-name="_33__20_Titre_20_3" text:outline-level="3">Synoptique général du système</text:h>
      <text:p text:style-name="P31"><text:span text:style-name="T9">Présenter le système à l’aide d’un diagramme de contexte SysML, synoptiques, schémas, photo, etc. afin de donner une vue d’ensemble du système. Préciser le ou les sous-systèmes réalisés au cours du projet. </text:span><text:span text:style-name="T11">On pourra s’appuyer sur les éléments présents dans le cahier des charges en prenant soin de les mettre à jour le cas échéant.</text:span></text:p>
      <text:h text:style-name="_33__20_Titre_20_3" text:outline-level="3">Missions du système</text:h>
      <text:p text:style-name="P32"><text:span text:style-name="T10">Présenter les principales missions du système </text:span><text:span text:style-name="T11">et la problématique posée à l’équipe de projet</text:span><text:span text:style-name="T10">.</text:span></text:p>
      <text:h text:style-name="_33__20_Titre_20_3" text:outline-level="3"><text:s/>Diagramme de déploiement d'exploitation <text:span text:style-name="T15">(optionnel)</text:span></text:h>
      <text:p text:style-name="P33">Si besoin, présenter un diagramme de déploiement UML du système montrant les principaux éléments du système en phase d’exploitation :</text:p>
      <text:list xml:id="list973799581" text:style-name="L1">
        <text:list-item>
          <text:p text:style-name="P43">Nœuds d’exécution, et périphériques ;</text:p>
        </text:list-item>
        <text:list-item>
          <text:p text:style-name="P43">Systèmes d’exploitation, bibliothèques et application(s) à développer ;</text:p>
        </text:list-item>
        <text:list-item>
          <text:p text:style-name="P43">Éléments du réseau ;</text:p>
        </text:list-item>
        <text:list-item>
          <text:p text:style-name="P43">Bus, liaisons, protocoles, etc;</text:p>
        </text:list-item>
      </text:list>
      <text:h text:style-name="_32__20_Titre_20_2" text:outline-level="2">Contraintes diverses exprimées par le demandeur</text:h>
      <text:p text:style-name="P36">Ce chapitre fera état des réunions de travail avec le partenaire industriel <text:span text:style-name="T16">et précisera les contraintes techniques et économiques</text:span>.</text:p>
      <text:p text:style-name="P35">On précisera les exigences sous la forme d’un tableau ou d’un diagramme des exigences SysML :</text:p>
      <text:list xml:id="list1241183091" text:style-name="L2">
        <text:list-item>
          <text:p text:style-name="P44">Exigences fonctionnelles ;</text:p>
        </text:list-item>
        <text:list-item>
          <text:p text:style-name="P44">Exigences technologiques ;</text:p>
        </text:list-item>
        <text:list-item>
          <text:p text:style-name="P44">Exigences économiques ;</text:p>
        </text:list-item>
        <text:list-item>
          <text:p text:style-name="P44">etc.</text:p>
        </text:list-item>
      </text:list>
      <text:h text:style-name="_31__20_Titre_20_1" text:outline-level="1">Spécifications fonctionnelles</text:h>
      <text:h text:style-name="P54" text:outline-level="2">Catalogue des acteurs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cteur</text:p>
            </table:table-cell>
            <table:table-cell table:style-name="Tableau1.B1" office:value-type="string">
              <text:p text:style-name="Table_20_Heading">Rôle</text:p>
            </table:table-cell>
          </table:table-row>
        </table:table-header-rows>
        <table:table-row>
          <table:table-cell table:style-name="Tableau1.A2" office:value-type="string">
            <text:p text:style-name="Standard">...</text:p>
          </table:table-cell>
          <table:table-cell table:style-name="Tableau1.B2" office:value-type="string">
            <text:p text:style-name="P17"><text:span text:style-name="T17">À</text:span> compléter par l'équipe de projet</text:p>
          </table:table-cell>
        </table:table-row>
        <table:table-row>
          <table:table-cell table:style-name="Tableau1.A2" office:value-type="string">
            <text:p text:style-name="Standard">...</text:p>
          </table:table-cell>
          <table:table-cell table:style-name="Tableau1.B2" office:value-type="string">
            <text:p text:style-name="P17"><text:span text:style-name="T17">À</text:span> compléter par l'équipe de projet</text:p>
          </table:table-cell>
        </table:table-row>
      </table:table>
      <text:h text:style-name="_32__20_Titre_20_2" text:outline-level="2">Diagramme des cas d'utilisation</text:h>
      <text:p text:style-name="P39">À compléter avec un diagramme des cas d’utilisation du système.</text:p>
      <text:h text:style-name="_32__20_Titre_20_2" text:outline-level="2">Cas d'utilisation « ... »</text:h>
      <text:h text:style-name="_33__20_Titre_20_3" text:outline-level="3">Description du cas d’utilisation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ext:soft-page-break/>
          <table:table-row>
            <table:table-cell table:style-name="Tableau2.A1" office:value-type="string">
              <text:p text:style-name="P25">Nom <text:span text:style-name="T17">CU</text:span>: <text:s text:c="2"/>...</text:p>
            </table:table-cell>
            <table:table-cell table:style-name="Tableau2.A1" office:value-type="string">
              <text:p text:style-name="P25">Référence : CU<text:span text:style-name="T17">x</text:span></text:p>
            </table:table-cell>
            <table:table-cell table:style-name="Tableau2.C1" office:value-type="string">
              <text:p text:style-name="P26">Nom</text:p>
            </table:table-cell>
          </table:table-row>
        </table:table-header-rows>
        <table:table-row>
          <table:table-cell table:style-name="Tableau2.A6" office:value-type="string">
            <text:p text:style-name="Table_20_Contents">Pré-condition(s)</text:p>
            <text:p text:style-name="P30"><text:span text:style-name="T14">(</text:span>Liste l'(es) état(s) dans le(s)quel(s) le système peut être avant que ce cas d'utilisation débute)</text:p>
          </table:table-cell>
          <table:table-cell table:style-name="Tableau2.B2" table:number-columns-spanned="2" office:value-type="string">
            <text:p text:style-name="P16"><text:span text:style-name="T16">À</text:span> compléter par l<text:span text:style-name="T16">e ou les </text:span>étudiant<text:span text:style-name="T16">s</text:span> en charge <text:span text:style-name="T16">du CU</text:span></text:p>
            <text:p text:style-name="P16">1.</text:p>
            <text:p text:style-name="P16">2.</text:p>
          </table:table-cell>
          <table:covered-table-cell/>
        </table:table-row>
        <table:table-row>
          <table:table-cell table:style-name="Tableau2.A6" office:value-type="string">
            <text:p text:style-name="P23">Scénario nominal</text:p>
            <text:p text:style-name="P28">(Décrit le déroulement “normal”, sans accroc, du processus)</text:p>
          </table:table-cell>
          <table:table-cell table:style-name="Tableau2.B6" table:number-columns-spanned="2" office:value-type="string">
            <text:p text:style-name="P18"><text:span text:style-name="T16">À</text:span> compléter par l<text:span text:style-name="T16">e ou les </text:span>étudiant<text:span text:style-name="T16">s</text:span> en charge <text:span text:style-name="T16">du CU</text:span></text:p>
            <text:p text:style-name="P17">1.</text:p>
            <text:p text:style-name="P17">2.</text:p>
            <text:p text:style-name="P17">3.</text:p>
          </table:table-cell>
          <table:covered-table-cell/>
        </table:table-row>
        <table:table-row>
          <table:table-cell table:style-name="Tableau2.A6" office:value-type="string">
            <text:p text:style-name="P23">Scénario alternatif A</text:p>
            <text:p text:style-name="P29">(Décrit un cas variant du déroulement du processus)</text:p>
          </table:table-cell>
          <table:table-cell table:style-name="Tableau2.B6" table:number-columns-spanned="2" office:value-type="string">
            <text:p text:style-name="P19"><text:span text:style-name="T16">À</text:span> compléter par l<text:span text:style-name="T16">e ou les </text:span>étudiant<text:span text:style-name="T16">s</text:span> en charge <text:span text:style-name="T16">du CU</text:span></text:p>
            <text:p text:style-name="P16">Condition:</text:p>
            <text:p text:style-name="P16">A1.</text:p>
            <text:p text:style-name="P16">A2...</text:p>
          </table:table-cell>
          <table:covered-table-cell/>
        </table:table-row>
        <table:table-row>
          <table:table-cell table:style-name="Tableau2.A6" office:value-type="string">
            <text:p text:style-name="P23">Scénario alternatif B</text:p>
            <text:p text:style-name="P29">(Décrit un cas variant du déroulement du processus)</text:p>
          </table:table-cell>
          <table:table-cell table:style-name="Tableau2.B6" table:number-columns-spanned="2" office:value-type="string">
            <text:p text:style-name="P19"><text:span text:style-name="T16">À</text:span> compléter par l<text:span text:style-name="T16">e ou les </text:span>étudiant<text:span text:style-name="T16">s</text:span> en charge <text:span text:style-name="T16">du CU</text:span></text:p>
            <text:p text:style-name="P16">Condition:</text:p>
            <text:p text:style-name="P16">B1.</text:p>
            <text:p text:style-name="P16">B2...</text:p>
          </table:table-cell>
          <table:covered-table-cell/>
        </table:table-row>
        <table:table-row>
          <table:table-cell table:style-name="Tableau2.A6" office:value-type="string">
            <text:p text:style-name="Table_20_Contents">Post-condition(s)</text:p>
            <text:p text:style-name="P27"><text:span text:style-name="T13">(</text:span>Listez l'(es) état(s) dans le(s)quel(s) le système peut être quand le cas d'utilisation se termine)</text:p>
          </table:table-cell>
          <table:table-cell table:style-name="Tableau2.B6" table:number-columns-spanned="2" office:value-type="string">
            <text:p text:style-name="P19"><text:span text:style-name="T16">À</text:span> compléter par l<text:span text:style-name="T16">e ou les </text:span>étudiant<text:span text:style-name="T16">s</text:span> en charge <text:span text:style-name="T16">du CU</text:span></text:p>
            <text:p text:style-name="P16">1.</text:p>
            <text:p text:style-name="P16">2.</text:p>
          </table:table-cell>
          <table:covered-table-cell/>
        </table:table-row>
      </table:table>
      <text:p text:style-name="P24"/>
      <text:h text:style-name="_33__20_Titre_20_3" text:outline-level="3">IHM associée au cas d'utilisation <text:s/>:</text:h>
      <text:p text:style-name="P38"><text:span text:style-name="T17">Si nécessaire, à</text:span> compléter avec la présentation des prototypes d'IHM <text:span text:style-name="T19">utiles à la compréhension du cas d’utilisation </text:span>(mode console/g<text:span text:style-name="T16">raphique</text:span>).</text:p>
      <text:h text:style-name="_33__20_Titre_20_3" text:outline-level="3">Diagramme de séquence du scénario nominal </text:h>
      <text:p text:style-name="P21"><text:span text:style-name="T16">À</text:span> compléter par l<text:span text:style-name="T16">e ou les </text:span>étudiant<text:span text:style-name="T16">s</text:span> en charge <text:span text:style-name="T16">du CU.</text:span></text:p>
      <text:p text:style-name="P20"/>
      <text:p text:style-name="P16">Les autres cas d'utilisation seront à décrire de la même façon par l'équipe de projet.</text:p>
      <text:p text:style-name="P16"/>
      <text:h text:style-name="_31__20_Titre_20_1" text:outline-level="1"><text:span text:style-name="T18">Étude</text:span> préliminaire</text:h>
      <text:p text:style-name="P34">Cette partie sera à adapter en fonction de la nature du projet (développement logiciel, installation/configuration réseau, réalisation matérielle, etc.). <text:span text:style-name="T18">Suivant la nature du projet et ses points d’entrée, certains éléments de ce dossier peuvent être présents dans les parties personnelles.</text:span></text:p>
      <text:p text:style-name="P34">Pour un développement logiciel, on pourra trouver :</text:p>
      <text:list xml:id="list4069602292" text:style-name="L3">
        <text:list-item>
          <text:p text:style-name="P46">La description des paquetages (diagramme de paquetage, bibliothèques utilisées, etc.) ;</text:p>
        </text:list-item>
        <text:list-item>
          <text:p text:style-name="P46">Des diagrammes de classe (classes métiers, classes d’IHM, etc.) ;</text:p>
        </text:list-item>
        <text:list-item>
          <text:p text:style-name="P46">Schéma<text:span text:style-name="T18">s</text:span> des bases de données ;</text:p>
        </text:list-item>
        <text:list-item>
          <text:p text:style-name="P46">Outils utilisés ;</text:p>
        </text:list-item>
        <text:list-item>
          <text:p text:style-name="P46">etc.</text:p>
        </text:list-item>
      </text:list>
      <text:p text:style-name="P34">Pour une installation/configuration réseau <text:span text:style-name="T20">ou d’un service</text:span>, on pourra trouver :</text:p>
      <text:list xml:id="list2087952049" text:style-name="L4">
        <text:list-item>
          <text:p text:style-name="P47">Schéma réseau (commutateurs, routeurs, vlan, serveurs et services, etc.) ;</text:p>
        </text:list-item>
        <text:list-item>
          <text:p text:style-name="P47">Plan d’adressage ;</text:p>
        </text:list-item>
        <text:list-item>
          <text:p text:style-name="P47">Liste des services à configurer ;</text:p>
        </text:list-item>
        <text:list-item>
          <text:p text:style-name="P47">etc.</text:p>
        </text:list-item>
      </text:list>
      <text:p text:style-name="P34">Pour une réalisation matérielle, on pourra trouver :</text:p>
      <text:list xml:id="list2338200570" text:style-name="L5">
        <text:list-item>
          <text:p text:style-name="P48">Schémas ;</text:p>
        </text:list-item>
        <text:list-item>
          <text:p text:style-name="P48">Nomenclatures ;</text:p>
        </text:list-item>
        <text:list-item>
          <text:p text:style-name="P48"><text:soft-page-break/>Outils <text:span text:style-name="T18">utilisés</text:span> ;</text:p>
        </text:list-item>
        <text:list-item>
          <text:p text:style-name="P48">etc.</text:p>
        </text:list-item>
      </text:list>
      <text:h text:style-name="P51" text:outline-level="1">Recette</text:h>
      <text:p text:style-name="P35">Présenter ici le prototype final ou la maquette utilisée pour la recette (diagramme UML de déploiement, etc.).</text:p>
      <text:h text:style-name="P52" text:outline-level="1">Conclusion</text:h>
      <text:p text:style-name="P37">Conclure par rapport au cahier des charges :</text:p>
      <text:list xml:id="list2990672674" text:style-name="L6">
        <text:list-item>
          <text:p text:style-name="P49"><text:span text:style-name="T18">Présenter les tests </text:span>d'intégration <text:span text:style-name="T18">(plan, procédures de test et rapports d’exécution).</text:span></text:p>
        </text:list-item>
        <text:list-item>
          <text:p text:style-name="P45">Présenter les procédures de recette et les résultats des essais sur le prototype final ou sur la maquet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Technical" svg:font-family="Technical" style:font-adornments="Regular" style:font-family-generic="swiss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 Narrow" fo:font-family="'Arial Narrow'" style:font-style-name="Normal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/>
      <style:text-properties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2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Standard" style:next-style-name="_35__20_Texte" style:class="text">
      <style:paragraph-properties fo:margin-left="1cm" fo:margin-right="0cm" fo:margin-top="1.27cm" fo:margin-bottom="0.423cm" loext:contextual-spacing="false" fo:text-indent="-1cm" style:auto-text-indent="false">
        <style:tab-stops>
          <style:tab-stop style:position="0cm"/>
        </style:tab-stops>
      </style:paragraph-properties>
      <style:text-properties fo:text-transform="uppercase" fo:color="#ffff00" fo:font-size="15pt" style:text-underline-style="solid" style:text-underline-width="auto" style:text-underline-color="font-color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1.251cm" fo:margin-right="0cm" fo:margin-top="0.423cm" fo:margin-bottom="0.106cm" loext:contextual-spacing="false" fo:text-indent="-1.251cm" style:auto-text-indent="false">
        <style:tab-stops>
          <style:tab-stop style:position="0cm"/>
        </style:tab-stops>
      </style:paragraph-properties>
      <style:text-properties fo:text-transform="uppercase" fo:color="#00ff00"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Standard" style:next-style-name="Standard" style:class="text">
      <style:paragraph-properties fo:margin-left="1.501cm" fo:margin-right="0cm" fo:margin-top="0.212cm" fo:margin-bottom="0.106cm" loext:contextual-spacing="false" fo:text-indent="-1.501cm" style:auto-text-indent="false">
        <style:tab-stops>
          <style:tab-stop style:position="0cm"/>
        </style:tab-stops>
      </style:paragraph-properties>
      <style:text-properties fo:text-transform="uppercase" fo:color="#00ffff" fo:font-size="13pt" style:text-underline-style="solid" style:text-underline-width="auto" style:text-underline-color="font-color" fo:font-weight="bold"/>
    </style:style>
    <style:style style:name="Heading_20_4" style:display-name="Heading 4" style:family="paragraph" style:parent-style-name="Standard" style:next-style-name="Standard" style:class="text">
      <style:paragraph-properties fo:margin-left="2cm" fo:margin-right="0cm" fo:margin-top="0.212cm" fo:margin-bottom="0.106cm" loext:contextual-spacing="false" fo:text-indent="-2cm" style:auto-text-indent="false">
        <style:tab-stops>
          <style:tab-stop style:position="0cm"/>
        </style:tab-stops>
      </style:paragraph-properties>
      <style:text-properties fo:font-variant="small-caps" fo:color="#ff00ff" fo:font-size="13pt" style:text-underline-style="solid" style:text-underline-width="auto" style:text-underline-color="font-colo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>
        <style:tab-stops/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style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text-properties style:font-name="Arial Narrow" fo:font-family="'Arial Narrow'" style:font-style-name="Normal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 Narrow1" fo:font-family="'Arial Narrow'" style:font-style-name="Italique gra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color="#ff00ff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Footer" style:next-style-name="Standard" style:class="index" style:master-page-name="">
      <style:paragraph-properties fo:margin-top="0.212cm" fo:margin-bottom="0cm" loext:contextual-spacing="false" style:page-number="auto" fo:padding="0cm" fo:border="non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margin-top="0cm" fo:margin-bottom="0cm" loext:contextual-spacing="false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fo:font-weight="bold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size="10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margin-top="0cm" fo:margin-bottom="0cm" loext:contextual-spacing="false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font-size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Title" style:family="paragraph" style:parent-style-name="Standard" style:next-style-name="Heading_20_1" style:class="chapter">
      <style:paragraph-properties fo:margin-left="0cm" fo:margin-right="0cm" fo:margin-top="0.423cm" fo:margin-bottom="0.423cm" loext:contextual-spacing="false" fo:text-align="center" style:justify-single-word="false" fo:text-indent="0cm" style:auto-text-indent="false" fo:break-before="page"/>
      <style:text-properties fo:text-transform="uppercase" fo:color="#ff0000" fo:font-size="20pt" style:text-underline-style="solid" style:text-underline-type="double" style:text-underline-width="auto" style:text-underline-color="font-color" fo:font-weight="bold" style:letter-kerning="tru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_36__20_Algorithme" style:display-name="6 Algorithm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style:font-name="Courier New1" fo:font-family="'Courier New'" style:font-family-generic="modern" fo:font-size="11pt" fo:letter-spacing="-0.035cm"/>
    </style:style>
    <style:style style:name="_37__20_Remarque" style:display-name="7 Remarque" style:family="paragraph" style:parent-style-name="_35__20_Texte" style:master-page-name="">
      <style:paragraph-properties fo:margin-left="0.199cm" fo:margin-right="0.199cm" fo:margin-top="0.3cm" fo:margin-bottom="0.3cm" loext:contextual-spacing="false" fo:text-align="justify" style:justify-single-word="false" fo:text-indent="0cm" style:auto-text-indent="false" style:page-number="auto" style:border-line-width="0.002cm 0.035cm 0.002cm" fo:padding="0.212cm" fo:border="1.11pt double #ff00ff">
        <style:tab-stops/>
      </style:paragraph-properties>
      <style:text-properties fo:color="#ff00ff"/>
    </style:style>
    <style:style style:name="_38__20_Question" style:display-name="8 Question" style:family="paragraph" style:parent-style-name="_35__20_Texte" style:next-style-name="B_20_Réponse" style:list-style-name="_38__20_Puce_20_Question" style:master-page-name="">
      <style:paragraph-properties fo:margin-left="0cm" fo:margin-right="0cm" fo:margin-top="0.199cm" fo:margin-bottom="0.199cm" loext:contextual-spacing="false" fo:text-align="justify" style:justify-single-word="false" fo:keep-together="always" fo:text-indent="0cm" style:auto-text-indent="false" style:page-number="auto">
        <style:tab-stops/>
      </style:paragraph-properties>
      <style:text-properties fo:color="#008000" fo:font-size="12pt" fo:font-weight="normal"/>
    </style:style>
    <style:style style:name="_39__20_Enumération" style:display-name="9 Enumération" style:family="paragraph" style:parent-style-name="_35__20_Texte" style:list-style-name="_39__20_Puce_20_Enumération" style:master-page-name="">
      <style:paragraph-properties fo:margin-left="3cm" fo:margin-right="0cm" fo:margin-top="0cm" fo:margin-bottom="0cm" loext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A_20_Image" style:display-name="A Image" style:family="paragraph" style:parent-style-name="_35__20_Texte" style:next-style-name="C_20_Légende" style:master-page-name="">
      <style:paragraph-properties fo:margin-left="0cm" fo:margin-right="0cm" fo:margin-top="0.199cm" fo:margin-bottom="0cm" loext:contextual-spacing="false" fo:text-align="center" style:justify-single-word="false" fo:text-indent="0cm" style:auto-text-indent="false" style:page-number="auto"/>
    </style:style>
    <style:style style:name="_35__20_Texte" style:display-name="5 Texte" style:family="paragraph" style:parent-style-name="Standard" style:master-page-name="">
      <style:paragraph-properties fo:margin-top="0.101cm" fo:margin-bottom="0.101cm" loext:contextual-spacing="false" style:page-number="auto">
        <style:tab-stops/>
      </style:paragraph-properties>
      <style:text-properties fo:color="#000000"/>
    </style:style>
    <style:style style:name="_31__20_Titre_20_1" style:display-name="1 Titre 1" style:family="paragraph" style:parent-style-name="_35__20_Texte" style:next-style-name="_35__20_Texte" style:default-outline-level="1" style:master-page-name="">
      <style:paragraph-properties fo:margin-left="0cm" fo:margin-right="0cm" fo:margin-top="0.499cm" fo:margin-bottom="0.199cm" loext:contextual-spacing="false" fo:text-indent="0cm" style:auto-text-indent="false" style:page-number="auto">
        <style:tab-stops/>
      </style:paragraph-properties>
      <style:text-properties fo:font-variant="normal" fo:text-transform="none" fo:color="#ff0000" fo:font-size="14pt" style:text-underline-style="solid" style:text-underline-width="auto" style:text-underline-color="font-color" fo:font-weight="bold"/>
    </style:style>
    <style:style style:name="_32__20_Titre_20_2" style:display-name="2 Titre 2" style:family="paragraph" style:parent-style-name="_35__20_Texte" style:next-style-name="_35__20_Texte" style:default-outline-level="2" style:master-page-name="">
      <style:paragraph-properties fo:margin-left="0cm" fo:margin-right="0cm" fo:margin-top="0.3cm" fo:margin-bottom="0.199cm" loext:contextual-spacing="false" fo:text-indent="0cm" style:auto-text-indent="false" style:page-number="auto" text:number-lines="false" text:line-number="0">
        <style:tab-stops/>
      </style:paragraph-properties>
      <style:text-properties fo:font-variant="normal" fo:text-transform="none" fo:color="#008000" fo:font-size="13pt" style:text-underline-style="solid" style:text-underline-width="auto" style:text-underline-color="font-color" fo:font-weight="bold"/>
    </style:style>
    <style:style style:name="_33__20_Titre_20_3" style:display-name="3 Titre 3" style:family="paragraph" style:parent-style-name="_35__20_Texte" style:next-style-name="_35__20_Texte" style:default-outline-level="3" style:master-page-name="">
      <style:paragraph-properties fo:margin-left="0cm" fo:margin-right="0cm" fo:margin-top="0.199cm" fo:margin-bottom="0cm" loext:contextual-spacing="false" fo:text-indent="0cm" style:auto-text-indent="false" style:page-number="auto"/>
      <style:text-properties fo:font-variant="normal" fo:text-transform="none" fo:color="#0000ff" fo:font-size="12pt" style:text-underline-style="solid" style:text-underline-width="auto" style:text-underline-color="font-color" fo:font-weight="bold"/>
    </style:style>
    <style:style style:name="_34__20_Titre_20_4" style:display-name="4 Titre 4" style:family="paragraph" style:parent-style-name="_35__20_Texte" style:next-style-name="_35__20_Texte" style:master-page-name="">
      <style:paragraph-properties fo:margin-left="0cm" fo:margin-right="0cm" fo:margin-top="0cm" fo:margin-bottom="0.101cm" loext:contextual-spacing="false" fo:text-indent="0cm" style:auto-text-indent="false" style:page-number="auto"/>
      <style:text-properties fo:text-transform="uppercase" fo:color="#ff00ff" fo:font-size="13pt" style:text-underline-style="solid" style:text-underline-width="auto" style:text-underline-color="font-color" fo:font-weight="bold"/>
    </style:style>
    <style:style style:name="_35__20_Titre_20_5" style:display-name="5 Titre 5" style:family="paragraph" style:parent-style-name="_35__20_Texte" style:nex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uppercase" fo:color="#804c19" style:text-underline-style="solid" style:text-underline-width="auto" style:text-underline-color="font-color" fo:font-weight="bold"/>
    </style:style>
    <style:style style:name="B_20_Réponse" style:display-name="B Répons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fo:color="#ff0000" style:font-name="Technical" fo:font-family="Technical" style:font-style-name="Regular" style:font-family-generic="swiss" style:font-pitch="variable" style:text-blinking="false"/>
    </style:style>
    <style:style style:name="C_20_Légende" style:display-name="C Légende" style:family="paragraph" style:parent-style-name="_35__20_Texte" style:next-style-name="_35__20_Texte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/>
      <style:text-properties fo:color="#ff00ff" fo:font-style="italic" style:text-underline-style="solid" style:text-underline-width="auto" style:text-underline-color="font-color"/>
    </style:style>
    <style:style style:name="Normal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fr" fo:country="FR"/>
    </style:style>
    <style:style style:name="Votre_20_travail" style:display-name="Votre travail" style:family="paragraph" style:parent-style-name="Standard" style:list-style-name="WW8Num6">
      <style:text-properties fo:font-size="10pt" fo:font-weight="normal"/>
    </style:style>
    <style:style style:name="Exercice" style:family="paragraph" style:parent-style-name="Standard">
      <style:text-properties fo:text-transform="uppercase" style:text-position="16% 100%" fo:font-size="18pt" fo:letter-spacing="0.141cm" style:text-underline-style="wave" style:text-underline-type="double" style:text-underline-width="auto" style:text-underline-color="font-color" fo:font-weight="bold" fo:background-color="#c0c0c0" style:font-size-asian="18pt" style:font-weight-asian="bold"/>
    </style:style>
    <style:style style:name="WW-Texte_20_brut" style:display-name="WW-Texte brut" style:family="paragraph" style:parent-style-name="Standard">
      <style:paragraph-properties fo:margin-left="0cm" fo:margin-right="0cm" fo:text-indent="0.002cm" style:auto-text-indent="false"/>
    </style:style>
    <style:style style:name="ligne_20_de_20_code" style:display-name="ligne de code" style:family="paragraph" style:parent-style-name="Preformatted_20_Text">
      <style:paragraph-properties fo:margin-left="1.251cm" fo:margin-right="0cm" fo:text-indent="0cm" style:auto-text-indent="false" fo:padding="0.049cm" fo:border="0.06pt solid #000000" style:shadow="#808080 0.18cm 0.18cm">
        <style:tab-stops/>
      </style:paragraph-properties>
    </style:style>
    <style:style style:name="Tâche_20_à_20_effectuer" style:display-name="Tâche à effectuer" style:family="paragraph" style:parent-style-name="Text_20_body" style:master-page-name="">
      <style:paragraph-properties fo:margin-left="2.215cm" fo:margin-right="0cm" fo:margin-top="0cm" fo:margin-bottom="0.049cm" loext:contextual-spacing="false" fo:text-indent="-1.231cm" style:auto-text-indent="false" style:page-number="auto">
        <style:tab-stops>
          <style:tab-stop style:position="0.462cm"/>
        </style:tab-stops>
        <style:drop-cap/>
      </style:paragraph-properties>
    </style:style>
    <style:style style:name="Règle" style:family="paragraph" style:parent-style-name="Standard">
      <style:paragraph-properties fo:margin-left="1.251cm" fo:margin-right="0cm" fo:text-indent="-1.251cm" style:auto-text-indent="false"/>
    </style:style>
    <style:style style:name="Code" style:family="paragraph" style:parent-style-name="Règle">
      <style:paragraph-properties fo:margin-left="1.251cm" fo:margin-right="0cm" fo:text-indent="0cm" style:auto-text-indent="false"/>
      <style:text-properties style:font-name="Courier New1" fo:font-family="'Courier New'" style:font-family-generic="modern"/>
    </style:style>
    <style:style style:name="WW-Commentaire" style:family="paragraph" style:parent-style-name="Standard"/>
    <style:style style:name="WW-Corps_20_de_20_texte_20_2" style:display-name="WW-Corps de texte 2" style:family="paragraph" style:parent-style-name="Standard">
      <style:paragraph-properties fo:text-align="justify" style:justify-single-word="false">
        <style:tab-stops>
          <style:tab-stop style:position="8.502cm" style:type="right"/>
        </style:tab-stops>
      </style:paragraph-properties>
    </style:style>
    <style:style style:name="ZmodTrame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modHautRéfDate" style:family="paragraph" style:parent-style-name="ZmodTrame">
      <style:paragraph-properties fo:text-align="center" style:justify-single-word="false"/>
      <style:text-properties style:text-position="-10% 100%" fo:font-weight="bold" style:font-weight-asian="bold"/>
    </style:style>
    <style:style style:name="usecase" style:family="paragraph" style:parent-style-name="Standard">
      <style:paragraph-properties fo:margin-top="0cm" fo:margin-bottom="0.106cm" loext:contextual-spacing="false" fo:text-align="start" style:justify-single-word="false">
        <style:tab-stops/>
      </style:paragraph-properties>
      <style:text-properties style:font-name="FuturaA Bk BT" fo:font-family="'FuturaA Bk BT', 'Century Gothic'" style:font-family-generic="swiss" style:font-pitch="variable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" fo:font-family="'Courier New'" style:font-family-generic="roman" style:font-pitch="fixed"/>
    </style:style>
    <style:style style:name="_38__20_Caractère_20_Question" style:display-name="8 Caractère Question" style:family="text">
      <style:text-properties style:text-position="0% 100%" style:font-name="Wingdings1" fo:font-family="Wingdings" style:font-style-name="Normal" style:font-family-generic="decorative" style:font-pitch="variable" style:font-charset="x-symbol" fo:font-size="20pt" fo:background-color="transparent"/>
    </style:style>
    <style:style style:name="_39__20_Caractère_20_Enumération" style:display-name="9 Caractère Enumération" style:family="text">
      <style:text-properties style:font-name="Wingdings" fo:font-family="Wingdings" style:font-pitch="variable" style:font-charset="x-symbol" fo:font-size="16pt" fo:background-color="transparent"/>
    </style:style>
    <style:style style:name="Default_20_Paragraph_20_Font" style:display-name="Default Paragraph Font" style:family="text" style:parent-style-name="Normal">
      <style:text-properties fo:language="fr" fo:country="FR"/>
    </style:style>
    <style:style style:name="Normal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1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1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25cm"/>
      </text:outline-level-style>
      <text:outline-level-style text:level="2" style:num-suffix=" -" style:num-format="1" text:display-levels="2">
        <style:list-level-properties text:min-label-distance="0.25cm"/>
      </text:outline-level-style>
      <text:outline-level-style text:level="3" style:num-suffix=" -" style:num-format="1" text:display-levels="3">
        <style:list-level-properties text:min-label-distance="0.25cm"/>
      </text:outline-level-style>
      <text:outline-level-style text:level="4" style:num-suffix=" -" style:num-format="1" text:display-levels="4">
        <style:list-level-properties text:min-label-distance="0.25cm"/>
      </text:outline-level-style>
      <text:outline-level-style text:level="5" style:num-suffix=" -" style:num-format="1" text:display-levels="5">
        <style:list-level-properties text:min-label-distance="0.25cm"/>
      </text:outline-level-style>
      <text:outline-level-style text:level="6" style:num-suffix=" -" style:num-format="1" text:display-levels="6">
        <style:list-level-properties text:min-label-distance="0.25cm"/>
      </text:outline-level-style>
      <text:outline-level-style text:level="7" style:num-suffix=" -" style:num-format="1" text:display-levels="7">
        <style:list-level-properties text:min-label-distance="0.25cm"/>
      </text:outline-level-style>
      <text:outline-level-style text:level="8" style:num-suffix=" -" style:num-format="1" text:display-levels="8">
        <style:list-level-properties text:min-label-distance="0.25cm"/>
      </text:outline-level-style>
      <text:outline-level-style text:level="9" style:num-suffix=" -" style:num-format="1" text:display-levels="9">
        <style:list-level-properties text:min-label-distance="0.25cm"/>
      </text:outline-level-style>
      <text:outline-level-style text:level="10" style:num-suffix=" -" style:num-format="1">
        <style:list-level-properties text:min-label-distance="0.25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">
        <style:list-level-properties text:min-label-width="0.499cm"/>
        <style:text-properties style:font-name="Wingdings2"/>
      </text:list-level-style-bullet>
      <text:list-level-style-bullet text:level="2" text:style-name="Bullet_20_Symbols" text:bullet-char="">
        <style:list-level-properties text:space-before="1.411cm" text:min-label-width="0.499cm"/>
        <style:text-properties style:font-name="Wingdings2"/>
      </text:list-level-style-bullet>
      <text:list-level-style-bullet text:level="3" text:style-name="Bullet_20_Symbols" text:bullet-char="">
        <style:list-level-properties text:space-before="2.822cm" text:min-label-width="0.499cm"/>
        <style:text-properties style:font-name="Wingdings2"/>
      </text:list-level-style-bullet>
      <text:list-level-style-bullet text:level="4" text:style-name="Bullet_20_Symbols" text:bullet-char="">
        <style:list-level-properties text:space-before="4.234cm" text:min-label-width="0.499cm"/>
        <style:text-properties style:font-name="Wingdings2"/>
      </text:list-level-style-bullet>
      <text:list-level-style-bullet text:level="5" text:style-name="Bullet_20_Symbols" text:bullet-char="">
        <style:list-level-properties text:space-before="5.645cm" text:min-label-width="0.499cm"/>
        <style:text-properties style:font-name="Wingdings2"/>
      </text:list-level-style-bullet>
      <text:list-level-style-bullet text:level="6" text:style-name="Bullet_20_Symbols" text:bullet-char="">
        <style:list-level-properties text:space-before="7.056cm" text:min-label-width="0.499cm"/>
        <style:text-properties style:font-name="Wingdings2"/>
      </text:list-level-style-bullet>
      <text:list-level-style-bullet text:level="7" text:style-name="Bullet_20_Symbols" text:bullet-char="">
        <style:list-level-properties text:space-before="8.467cm" text:min-label-width="0.499cm"/>
        <style:text-properties style:font-name="Wingdings2"/>
      </text:list-level-style-bullet>
      <text:list-level-style-bullet text:level="8" text:style-name="Bullet_20_Symbols" text:bullet-char="">
        <style:list-level-properties text:space-before="9.878cm" text:min-label-width="0.499cm"/>
        <style:text-properties style:font-name="Wingdings2"/>
      </text:list-level-style-bullet>
      <text:list-level-style-bullet text:level="9" text:style-name="Bullet_20_Symbols" text:bullet-char="">
        <style:list-level-properties text:space-before="11.289cm" text:min-label-width="0.499cm"/>
        <style:text-properties style:font-name="Wingdings2"/>
      </text:list-level-style-bullet>
      <text:list-level-style-bullet text:level="10" text:style-name="Bullet_20_Symbols" text:bullet-char="">
        <style:list-level-properties text:space-before="12.7cm" text:min-label-width="0.499cm"/>
        <style:text-properties style:font-name="Wingdings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38__20_Puce_20_Question" style:display-name="8 Puce Question">
      <text:list-level-style-bullet text:level="1" text:style-name="_38__20_Caractère_20_Question" text:bullet-char="">
        <style:list-level-properties text:min-label-width="1cm"/>
        <style:text-properties style:font-name="Wingdings2"/>
      </text:list-level-style-bullet>
      <text:list-level-style-bullet text:level="2" text:style-name="_38__20_Caractère_20_Question" text:bullet-char="">
        <style:list-level-properties text:space-before="0.499cm" text:min-label-width="1cm"/>
        <style:text-properties style:font-name="Wingdings2"/>
      </text:list-level-style-bullet>
      <text:list-level-style-bullet text:level="3" text:style-name="_38__20_Caractère_20_Question" text:bullet-char="">
        <style:list-level-properties text:space-before="0.998cm" text:min-label-width="1cm"/>
        <style:text-properties style:font-name="Wingdings2"/>
      </text:list-level-style-bullet>
      <text:list-level-style-bullet text:level="4" text:style-name="_38__20_Caractère_20_Question" text:bullet-char="">
        <style:list-level-properties text:space-before="1.498cm" text:min-label-width="1cm"/>
        <style:text-properties style:font-name="Wingdings2"/>
      </text:list-level-style-bullet>
      <text:list-level-style-bullet text:level="5" text:style-name="_38__20_Caractère_20_Question" text:bullet-char="">
        <style:list-level-properties text:space-before="1.997cm" text:min-label-width="1cm"/>
        <style:text-properties style:font-name="Wingdings2"/>
      </text:list-level-style-bullet>
      <text:list-level-style-bullet text:level="6" text:style-name="_38__20_Caractère_20_Question" text:bullet-char="">
        <style:list-level-properties text:space-before="2.496cm" text:min-label-width="1cm"/>
        <style:text-properties style:font-name="Wingdings2"/>
      </text:list-level-style-bullet>
      <text:list-level-style-bullet text:level="7" text:style-name="_38__20_Caractère_20_Question" text:bullet-char="">
        <style:list-level-properties text:space-before="2.995cm" text:min-label-width="1cm"/>
        <style:text-properties style:font-name="Wingdings2"/>
      </text:list-level-style-bullet>
      <text:list-level-style-bullet text:level="8" text:style-name="_38__20_Caractère_20_Question" text:bullet-char="">
        <style:list-level-properties text:space-before="3.494cm" text:min-label-width="1cm"/>
        <style:text-properties style:font-name="Wingdings2"/>
      </text:list-level-style-bullet>
      <text:list-level-style-bullet text:level="9" text:style-name="_38__20_Caractère_20_Question" text:bullet-char="">
        <style:list-level-properties text:space-before="3.994cm" text:min-label-width="1cm"/>
        <style:text-properties style:font-name="Wingdings2"/>
      </text:list-level-style-bullet>
      <text:list-level-style-bullet text:level="10" text:style-name="_38__20_Caractère_20_Question" text:bullet-char="">
        <style:list-level-properties text:space-before="4.493cm" text:min-label-width="1cm"/>
        <style:text-properties style:font-name="Wingdings2"/>
      </text:list-level-style-bullet>
    </text:list-style>
    <text:list-style style:name="_39__20_Puce_20_Enumération" style:display-name="9 Puce Enumération">
      <text:list-level-style-bullet text:level="1" text:style-name="_39__20_Caractère_20_Enumération" text:bullet-char="">
        <style:list-level-properties text:min-label-width="0.635cm"/>
        <style:text-properties style:font-name="Wingdings2"/>
      </text:list-level-style-bullet>
      <text:list-level-style-bullet text:level="2" text:style-name="_39__20_Caractère_20_Enumération" text:bullet-char="">
        <style:list-level-properties text:space-before="0.501cm" text:min-label-width="0.499cm"/>
        <style:text-properties style:font-name="Wingdings2"/>
      </text:list-level-style-bullet>
      <text:list-level-style-bullet text:level="3" text:style-name="_39__20_Caractère_20_Enumération" text:bullet-char="">
        <style:list-level-properties text:space-before="1cm" text:min-label-width="0.499cm"/>
        <style:text-properties style:font-name="Wingdings2"/>
      </text:list-level-style-bullet>
      <text:list-level-style-bullet text:level="4" text:style-name="_39__20_Caractère_20_Enumération" text:bullet-char="">
        <style:list-level-properties text:space-before="1.501cm" text:min-label-width="0.499cm"/>
        <style:text-properties style:font-name="Wingdings2"/>
      </text:list-level-style-bullet>
      <text:list-level-style-bullet text:level="5" text:style-name="_39__20_Caractère_20_Enumération" text:bullet-char="">
        <style:list-level-properties text:space-before="2cm" text:min-label-width="0.499cm"/>
        <style:text-properties style:font-name="Wingdings2"/>
      </text:list-level-style-bullet>
      <text:list-level-style-bullet text:level="6" text:style-name="_39__20_Caractère_20_Enumération" text:bullet-char="">
        <style:list-level-properties text:space-before="2.501cm" text:min-label-width="0.499cm"/>
        <style:text-properties style:font-name="Wingdings2"/>
      </text:list-level-style-bullet>
      <text:list-level-style-bullet text:level="7" text:style-name="_39__20_Caractère_20_Enumération" text:bullet-char="">
        <style:list-level-properties text:space-before="3.001cm" text:min-label-width="0.499cm"/>
        <style:text-properties style:font-name="Wingdings2"/>
      </text:list-level-style-bullet>
      <text:list-level-style-bullet text:level="8" text:style-name="_39__20_Caractère_20_Enumération" text:bullet-char="">
        <style:list-level-properties text:space-before="3.502cm" text:min-label-width="0.499cm"/>
        <style:text-properties style:font-name="Wingdings2"/>
      </text:list-level-style-bullet>
      <text:list-level-style-bullet text:level="9" text:style-name="_39__20_Caractère_20_Enumération" text:bullet-char="">
        <style:list-level-properties text:space-before="4.001cm" text:min-label-width="0.499cm"/>
        <style:text-properties style:font-name="Wingdings2"/>
      </text:list-level-style-bullet>
      <text:list-level-style-bullet text:level="10" text:style-name="_39__20_Caractère_20_Enumération" text:bullet-char="">
        <style:list-level-properties text:space-before="4.502cm" text:min-label-width="0.499cm"/>
        <style:text-properties style:font-name="Wingdings2"/>
      </text:list-level-style-bullet>
    </text:list-style>
    <text:list-style style:name="Ma_20_numerotation" style:display-name="Ma numerotation">
      <text:list-level-style-number text:level="1" text:style-name="Numbering_20_Symbols" style:num-suffix=" -" style:num-format="1">
        <style:list-level-properties text:min-label-distance="0.25cm"/>
      </text:list-level-style-number>
      <text:list-level-style-number text:level="2" text:style-name="Numbering_20_Symbols" style:num-suffix=" -" style:num-format="1" text:display-levels="2">
        <style:list-level-properties text:min-label-distance="0.25cm"/>
      </text:list-level-style-number>
      <text:list-level-style-number text:level="3" text:style-name="Numbering_20_Symbols" style:num-suffix=" -" style:num-format="1" text:display-levels="3">
        <style:list-level-properties text:min-label-distance="0.25cm"/>
      </text:list-level-style-number>
      <text:list-level-style-number text:level="4" text:style-name="Numbering_20_Symbols" style:num-suffix=" -" style:num-format="1" text:display-levels="4">
        <style:list-level-properties text:min-label-distance="0.25cm"/>
      </text:list-level-style-number>
      <text:list-level-style-number text:level="5" text:style-name="Numbering_20_Symbols" style:num-suffix=" -" style:num-format="1" text:display-levels="5">
        <style:list-level-properties text:min-label-distance="0.25cm"/>
      </text:list-level-style-number>
      <text:list-level-style-number text:level="6" text:style-name="Numbering_20_Symbols" style:num-suffix=" -" style:num-format="1" text:display-levels="6">
        <style:list-level-properties text:min-label-distance="0.25cm"/>
      </text:list-level-style-number>
      <text:list-level-style-number text:level="7" text:style-name="Numbering_20_Symbols" style:num-suffix=" -" style:num-format="1" text:display-levels="7">
        <style:list-level-properties text:min-label-distance="0.25cm"/>
      </text:list-level-style-number>
      <text:list-level-style-number text:level="8" text:style-name="Numbering_20_Symbols" style:num-suffix=" -" style:num-format="1" text:display-levels="8">
        <style:list-level-properties text:min-label-distance="0.25cm"/>
      </text:list-level-style-number>
      <text:list-level-style-number text:level="9" text:style-name="Numbering_20_Symbols" style:num-suffix=" -" style:num-format="1" text:display-levels="9">
        <style:list-level-properties text:min-label-distance="0.25cm"/>
      </text:list-level-style-number>
      <text:list-level-style-number text:level="10" text:style-name="Numbering_20_Symbols" style:num-suffix=" -" style:num-format="1" text:display-levels="10">
        <style:list-level-properties text:min-label-distance="0.25cm"/>
      </text:list-level-style-number>
    </text:list-style>
    <text:list-style style:name="WW8Num6">
      <text:list-level-style-bullet text:level="1" text:style-name="WW8Num6z0" text:bullet-char="">
        <style:list-level-properties text:space-before="0.199cm" text:min-label-width="0.801cm"/>
        <style:text-properties style:font-name="Wingdings 3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4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4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8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8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8cm" table:align="margins"/>
    </style:style>
    <style:style style:name="Tableau6.A" style:family="table-column">
      <style:table-column-properties style:column-width="4.477cm" style:rel-column-width="16301*"/>
    </style:style>
    <style:style style:name="Tableau6.B" style:family="table-column">
      <style:table-column-properties style:column-width="9.73cm" style:rel-column-width="35423*"/>
    </style:style>
    <style:style style:name="Tableau6.C" style:family="table-column">
      <style:table-column-properties style:column-width="3.794cm" style:rel-column-width="13811*"/>
    </style:style>
    <style:style style:name="Tableau6.A1" style:family="table-cell">
      <style:table-cell-properties fo:padding="0cm" fo:border="none"/>
    </style:style>
    <style:style style:name="M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cm" fo:border="none"/>
    </style:style>
    <style:style style:name="MP3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/>
    </style:style>
    <style:style style:name="MP4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/>
    </style:style>
    <style:style style:name="MP5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/>
    </style:style>
    <style:style style:name="MP6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MP7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MP8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MP9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MP10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MP11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MT1" style:family="text">
      <style:text-properties style:text-line-through-style="solid" style:text-line-through-type="single" fo:font-size="8pt"/>
    </style:style>
    <style:style style:name="MT2" style:family="text">
      <style:text-properties fo:font-size="8pt"/>
    </style:style>
    <style:style style:name="MT3" style:family="text">
      <style:text-properties officeooo:rsid="000b1c4d"/>
    </style:style>
    <style:style style:name="MT4" style:family="text">
      <style:text-properties fo:font-weight="bold"/>
    </style:style>
    <style:style style:name="MT5" style:family="text">
      <style:text-properties fo:font-weight="bold" officeooo:rsid="001e3a34"/>
    </style:style>
    <style:style style:name="MT6" style:family="text">
      <style:text-properties fo:font-weight="bold" officeooo:rsid="001ebf53"/>
    </style:style>
    <style:style style:name="MT7" style:family="text">
      <style:text-properties officeooo:rsid="001e3a34"/>
    </style:style>
    <style:style style:name="MT8" style:family="text">
      <style:text-properties fo:font-size="10pt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0.827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5">
      <style:page-layout-properties fo:page-width="21.001cm" fo:page-height="29.7cm" style:num-format="1" style:print-orientation="portrait" fo:margin-top="1.251cm" fo:margin-bottom="1.81cm" fo:margin-left="2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81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file-name text:display="name-and-extension">BTS-SN_E6.2_Dossier-technique-projet_partie-commune.odt</text:file-name><text:tab/>- <text:print-date style:data-style-name="N30"/><text:s/>-<text:tab/>Page <text:page-number text:select-page="current">0</text:page-number><text:s/>/ <text:page-count style:num-format="1">4</text:page-count></text:p>
        <text:p text:style-name="MP2"><text:span text:style-name="MT1">Brouillon</text:span><text:span text:style-name="MT2"> – </text:span><text:span text:style-name="MT1">En cours </text:span><text:span text:style-name="MT2">- Validé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Endnote" style:page-layout-name="Mpm3"/>
    <style:master-page style:name="_5f_LNA_20_Couverture" style:display-name="_LNA Couverture" style:page-layout-name="Mpm4">
      <style:head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Table_20_Contents"><draw:frame draw:style-name="Mfr1" draw:name="Image1" text:anchor-type="paragraph" svg:width="2cm" svg:height="1.461cm" draw:z-index="0"><draw:image xlink:href="Pictures/1000020100000164000001044BBB9EB7D01FB761.png" xlink:type="simple" xlink:show="embed" xlink:actuate="onLoad" loext:mime-type="image/png"/></draw:frame></text:p>
            </table:table-cell>
            <table:table-cell table:style-name="Tableau6.A1" office:value-type="string">
              <text:p text:style-name="MP3">Brevet de Technicien Supérieur <text:span text:style-name="MT3">SN</text:span></text:p>
              <text:p text:style-name="MP4"><text:span text:style-name="MT4">Session 20</text:span><text:span text:style-name="MT5">1</text:span><text:span text:style-name="MT6">9</text:span></text:p>
              <text:p text:style-name="MP5">Lycée <text:span text:style-name="MT7">Nicolas APPERT</text:span></text:p>
            </table:table-cell>
            <table:table-cell table:style-name="Tableau6.A1" office:value-type="string">
              <text:p text:style-name="Table_20_Contents">Logo Entreprise <text:span text:style-name="MT3">Partenaire</text:span></text:p>
            </table:table-cell>
          </table:table-row>
        </table:table>
        <text:p text:style-name="Header"/>
      </style:header>
      <style:header-left>
        <text:p text:style-name="Header_20_left"/>
      </style:header-left>
      <style:footer>
        <text:p text:style-name="MP6"><text:span text:style-name="MT8"><text:file-name text:display="name-and-extension">BTS-SN_E6.2_Dossier-technique-projet_partie-commune.odt</text:file-name></text:span><text:span text:style-name="MT8"><text:tab/>- </text:span><text:span text:style-name="MT8"><text:date style:data-style-name="N10039" text:date-value="2018-12-19T15:22:06.567734219">19 déc. 18</text:date></text:span><text:span text:style-name="MT8"><text:s/>-<text:tab/>Page </text:span><text:span text:style-name="MT8"><text:page-number text:select-page="current">1</text:page-number></text:span><text:span text:style-name="MT8"><text:s/>/ </text:span><text:span text:style-name="MT8"><text:page-count style:num-format="1">4</text:page-count></text:span></text:p>
      </style:footer>
    </style:master-page>
    <style:master-page style:name="_5f_LNA_20_Document_20_Portrait" style:display-name="_LNA Document Portrait" style:page-layout-name="Mpm5">
      <style:header>
        <text:p text:style-name="MP7">Lycée <text:span text:style-name="MT7">Nicolas APPERT</text:span><text:tab/><text:title>Dossier technique du projet - partie commune</text:title></text:p>
        <text:p text:style-name="MP7">STS <text:span text:style-name="MT3">SN</text:span></text:p>
      </style:header>
      <style:footer>
        <text:p text:style-name="MP8"><text:span text:style-name="MT8"><text:file-name text:display="name-and-extension">BTS-SN_E6.2_Dossier-technique-projet_partie-commune.odt</text:file-name></text:span><text:span text:style-name="MT8"><text:tab/>- </text:span><text:span text:style-name="MT8"><text:date style:data-style-name="N10039" text:date-value="2018-12-19T15:22:06.571896462">19 déc. 18</text:date></text:span><text:span text:style-name="MT8"><text:s/>-<text:tab/>Page </text:span><text:span text:style-name="MT8"><text:page-number text:select-page="current">4</text:page-number></text:span><text:span text:style-name="MT8"><text:s/>/ </text:span><text:span text:style-name="MT8"><text:page-count style:num-format="1">4</text:page-count></text:span></text:p>
      </style:footer>
    </style:master-page>
    <style:master-page style:name="_5f_LNA_20_Document_20_Paysage" style:display-name="_LNA Document Paysage" style:page-layout-name="Mpm6">
      <style:header>
        <text:p text:style-name="MP9">Lycée Nicolas APPERT<text:tab/><text:title>Dossier technique du projet - partie commune</text:title> </text:p>
        <text:p text:style-name="MP10">STS IRIS1ère Année<text:keywords/><text:tab/><text:keywords/></text:p>
      </style:header>
      <style:footer>
        <text:p text:style-name="MP11"><text:span text:style-name="MT8"><text:file-name text:display="name-and-extension">BTS-SN_E6.2_Dossier-technique-projet_partie-commune.odt</text:file-name></text:span><text:span text:style-name="MT8"><text:tab/>- </text:span><text:span text:style-name="MT8"><text:date style:data-style-name="N10039" text:date-value="2018-12-19T15:22:06.573718898">19 déc. 18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4</text:page-count></text:span></text:p>
      </style:footer>
    </style:master-page>
    <style:master-page style:name="_5f_Document_20_Paysage" style:display-name="_Document Paysage" style:page-layout-name="Mpm6">
      <style:header>
        <text:p text:style-name="MP9"/>
      </style:header>
      <style:footer>
        <text:p text:style-name="MP11"/>
      </style:footer>
    </style:master-page>
    <style:master-page style:name="_5f_Document_20_Portrait" style:display-name="_Document Portrait" style:page-layout-name="Mpm5">
      <style:header>
        <text:p text:style-name="MP7"><text:keywords/></text:p>
      </style:header>
      <style:footer>
        <text:p text:style-name="MP8"/>
      </style:footer>
    </style:master-page>
    <style:master-page style:name="_5f_LNA_20_Document_20_Index" style:display-name="_LNA Document Index" style:page-layout-name="Mpm5">
      <style:header>
        <text:p text:style-name="MP7">Lycée Nicolas APPERT<text:tab/><text:title>Dossier technique du projet - partie commune</text:title> </text:p>
        <text:p text:style-name="MP7">STS IRIS1ère Année<text:keywords/><text:tab/><text:keywords/></text:p>
      </style:header>
      <style:footer>
        <text:p text:style-name="MP8"><text:span text:style-name="MT8"><text:file-name text:display="name-and-extension">BTS-SN_E6.2_Dossier-technique-projet_partie-commune.odt</text:file-name></text:span><text:span text:style-name="MT8"><text:tab/>- </text:span><text:span text:style-name="MT8"><text:date style:data-style-name="N10039" text:date-value="2018-12-19T15:22:06.583721861">19 déc. 18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MacOSX_X86_64 LibreOffice_project/0c292870b25a325b5ed35f6b45599d2ea4458e77</meta:generator>
    <dc:title>Dossier technique du projet - partie commune</dc:title>
    <dc:subject>P2019 : Nom du projet</dc:subject>
    <meta:creation-date>2018-12-19T15:21:34.254993995</meta:creation-date>
    <dc:language>fr-FR</dc:language>
    <meta:editing-cycles>2</meta:editing-cycles>
    <meta:editing-duration>PT1M26S</meta:editing-duration>
    <meta:initial-creator>Philippe MERCIER</meta:initial-creator>
    <dc:date>2018-12-19T15:22:06.002234483</dc:date>
    <dc:creator>Philippe MERCIER</dc:creator>
    <meta:document-statistic meta:table-count="3" meta:image-count="1" meta:object-count="0" meta:page-count="4" meta:paragraph-count="131" meta:word-count="912" meta:character-count="5565" meta:non-whitespace-character-count="4807"/>
    <meta:user-defined meta:name="Info 1"/>
    <meta:user-defined meta:name="Info 2"/>
    <meta:user-defined meta:name="Info 3"/>
    <meta:user-defined meta:name="Info 4"/>
    <meta:template xlink:type="simple" xlink:actuate="onRequest" xlink:title="Partie du cours - Sous-partie" xlink:href="../../../../../../../staroffice7/user/template/Modele_cours.stw" meta:date="2004-11-02T15:55:04"/>
  </office:meta>
</office:document-meta>
</file>

<file path=Basic/Standard/Mes macros.xml><?xml version="1.0" encoding="utf-8"?>
<!DOCTYPE module  PUBLIC '-//OpenOffice.org//DTD OfficeDocument 1.0//EN'  'module.dtd'>
<script:module xmlns:script="http://openoffice.org/2000/script" script:name="Mes 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s 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writerkeybinding.xml><?xml version="1.0" encoding="utf-8"?>
<!DOCTYPE acceleratorlist  PUBLIC '-//OpenOffice.org//DTD OfficeDocument 1.0//EN'  'accelerator.dtd'>
<accel:acceleratorlist xmlns:accel="http://openoffice.org/2001/accel" xmlns:xlink="http://www.w3.org/1999/xlink">
  <accel:item accel:code="KEY_DELETE" accel:shift="true" accel:mod1="true" xlink:href="slot:20927"/>
  <accel:item accel:code="KEY_BACKSPACE" accel:shift="true" accel:mod1="true" xlink:href="slot:20928"/>
  <accel:item accel:code="KEY_RETURN" accel:shift="true" accel:mod1="true" xlink:href="slot:20305"/>
  <accel:item accel:code="KEY_END" accel:shift="true" accel:mod1="true" xlink:href="slot:20808"/>
  <accel:item accel:code="KEY_HOME" accel:shift="true" accel:mod1="true" xlink:href="slot:20807"/>
  <accel:item accel:code="KEY_RIGHT" accel:shift="true" accel:mod1="true" xlink:href="slot:20821"/>
  <accel:item accel:code="KEY_LEFT" accel:shift="true" accel:mod1="true" xlink:href="slot:20822"/>
  <accel:item accel:code="KEY_UP" accel:shift="true" accel:mod1="true" xlink:href="slot:20947"/>
  <accel:item accel:code="KEY_DOWN" accel:shift="true" accel:mod1="true" xlink:href="slot:20948"/>
  <accel:item accel:code="KEY_F12" accel:shift="true" accel:mod1="true" xlink:href="slot:20137"/>
  <accel:item accel:code="KEY_F11" accel:shift="true" accel:mod1="true" xlink:href="slot:5556"/>
  <accel:item accel:code="KEY_F9" accel:shift="true" accel:mod1="true" xlink:href="slot:20143"/>
  <accel:item accel:code="KEY_F5" accel:shift="true" accel:mod1="true" xlink:href="slot:20659"/>
  <accel:item accel:code="KEY_T" accel:shift="true" accel:mod1="true" xlink:href="slot:20559"/>
  <accel:item accel:code="KEY_R" accel:shift="true" accel:mod1="true" xlink:href="slot:20201"/>
  <accel:item accel:code="KEY_P" accel:shift="true" accel:mod1="true" xlink:href="slot:20411"/>
  <accel:item accel:code="KEY_G" accel:shift="true" accel:mod1="true" xlink:href="slot:10028"/>
  <accel:item accel:code="KEY_F" accel:shift="true" accel:mod1="true" xlink:href="slot:20150"/>
  <accel:item accel:code="KEY_D" accel:shift="true" accel:mod1="true" xlink:href="slot:10029"/>
  <accel:item accel:code="KEY_C" accel:shift="true" accel:mod1="true" xlink:href="slot:10030"/>
  <accel:item accel:code="KEY_B" accel:shift="true" accel:mod1="true" xlink:href="slot:20412"/>
  <accel:item accel:code="KEY_A" accel:shift="true" accel:mod1="true" xlink:href="macro://./Standard.Mes macros.Reponse()"/>
  <accel:item accel:code="KEY_9" accel:shift="true" accel:mod1="true" xlink:href="macro://./Standard.Mes macros.Enumeration()"/>
  <accel:item accel:code="KEY_8" accel:shift="true" accel:mod1="true" xlink:href="macro://./Standard.Mes macros.Question()"/>
  <accel:item accel:code="KEY_7" accel:shift="true" accel:mod1="true" xlink:href="macro://./Standard.Mes macros.Remarque()"/>
  <accel:item accel:code="KEY_6" accel:shift="true" accel:mod1="true" xlink:href="macro://./Standard.Mes macros.Algo()"/>
  <accel:item accel:code="KEY_5" accel:shift="true" accel:mod1="true" xlink:href="macro://./Standard.Mes macros.Texte()"/>
  <accel:item accel:code="KEY_4" accel:shift="true" accel:mod1="true" xlink:href="macro://./Standard.Mes macros.Titre_4()"/>
  <accel:item accel:code="KEY_3" accel:shift="true" accel:mod1="true" xlink:href="macro://./Standard.Mes macros.Titre_3()"/>
  <accel:item accel:code="KEY_2" accel:shift="true" accel:mod1="true" xlink:href="macro://./Standard.Mes macros.Titre_2()"/>
  <accel:item accel:code="KEY_1" accel:shift="true" accel:mod1="true" xlink:href="macro://./Standard.Mes macros.Titre_1()"/>
  <accel:item accel:code="KEY_0" accel:shift="true" accel:mod1="true" xlink:href="macro://./Standard.Mes macros.Image()"/>
  <accel:item accel:code="KEY_MULTIPLY" accel:mod1="true" xlink:href="slot:20127"/>
  <accel:item accel:code="KEY_SUBTRACT" accel:mod1="true" xlink:href="slot:20343"/>
  <accel:item accel:code="KEY_ADD" accel:mod1="true" xlink:href="slot:20615"/>
  <accel:item accel:code="KEY_DELETE" accel:mod1="true" xlink:href="slot:20929"/>
  <accel:item accel:code="KEY_BACKSPACE" accel:mod1="true" xlink:href="slot:20930"/>
  <accel:item accel:code="KEY_SPACE" accel:mod1="true" xlink:href="slot:20344"/>
  <accel:item accel:code="KEY_RETURN" accel:mod1="true" xlink:href="slot:20323"/>
  <accel:item accel:code="KEY_PAGEDOWN" accel:mod1="true" xlink:href="slot:20961"/>
  <accel:item accel:code="KEY_PAGEUP" accel:mod1="true" xlink:href="slot:20960"/>
  <accel:item accel:code="KEY_END" accel:mod1="true" xlink:href="slot:20908"/>
  <accel:item accel:code="KEY_HOME" accel:mod1="true" xlink:href="slot:20907"/>
  <accel:item accel:code="KEY_RIGHT" accel:mod1="true" xlink:href="slot:20921"/>
  <accel:item accel:code="KEY_LEFT" accel:mod1="true" xlink:href="slot:20922"/>
  <accel:item accel:code="KEY_UP" accel:mod1="true" xlink:href="slot:20134"/>
  <accel:item accel:code="KEY_DOWN" accel:mod1="true" xlink:href="slot:20135"/>
  <accel:item accel:code="KEY_F12" accel:mod1="true" xlink:href="slot:20330"/>
  <accel:item accel:code="KEY_F10" accel:mod1="true" xlink:href="slot:20224"/>
  <accel:item accel:code="KEY_F9" accel:mod1="true" xlink:href="slot:20226"/>
  <accel:item accel:code="KEY_F8" accel:mod1="true" xlink:href="slot:20225"/>
  <accel:item accel:code="KEY_F7" accel:mod1="true" xlink:href="slot:20603"/>
  <accel:item accel:code="KEY_F3" accel:mod1="true" xlink:href="slot:20620"/>
  <accel:item accel:code="KEY_F2" accel:mod1="true" xlink:href="slot:20308"/>
  <accel:item accel:code="KEY_Z" accel:mod1="true" xlink:href="slot:5701"/>
  <accel:item accel:code="KEY_Y" accel:mod1="true" xlink:href="slot:5573"/>
  <accel:item accel:code="KEY_U" accel:mod1="true" xlink:href="slot:10014"/>
  <accel:item accel:code="KEY_J" accel:mod1="true" xlink:href="slot:10031"/>
  <accel:item accel:code="KEY_I" accel:mod1="true" xlink:href="slot:10008"/>
  <accel:item accel:code="KEY_G" accel:mod1="true" xlink:href="slot:10009"/>
  <accel:item accel:code="KEY_D" accel:mod1="true" xlink:href="slot:20405"/>
  <accel:item accel:code="KEY_5" accel:mod1="true" xlink:href="slot:10035"/>
  <accel:item accel:code="KEY_2" accel:mod1="true" xlink:href="slot:10036"/>
  <accel:item accel:code="KEY_1" accel:mod1="true" xlink:href="slot:10034"/>
  <accel:item accel:code="KEY_BACKSPACE" accel:shift="true" xlink:href="slot:20942"/>
  <accel:item accel:code="KEY_RETURN" accel:shift="true" xlink:href="slot:20318"/>
  <accel:item accel:code="KEY_PAGEDOWN" accel:shift="true" xlink:href="slot:20830"/>
  <accel:item accel:code="KEY_PAGEUP" accel:shift="true" xlink:href="slot:20829"/>
  <accel:item accel:code="KEY_END" accel:shift="true" xlink:href="slot:20806"/>
  <accel:item accel:code="KEY_HOME" accel:shift="true" xlink:href="slot:20805"/>
  <accel:item accel:code="KEY_RIGHT" accel:shift="true" xlink:href="slot:20802"/>
  <accel:item accel:code="KEY_LEFT" accel:shift="true" xlink:href="slot:20801"/>
  <accel:item accel:code="KEY_UP" accel:shift="true" xlink:href="slot:20803"/>
  <accel:item accel:code="KEY_DOWN" accel:shift="true" xlink:href="slot:20804"/>
  <accel:item accel:code="KEY_F12" accel:shift="true" xlink:href="slot:20138"/>
  <accel:item accel:code="KEY_F11" accel:shift="true" xlink:href="slot:5555"/>
  <accel:item accel:code="KEY_F9" accel:shift="true" xlink:href="slot:20129"/>
  <accel:item accel:code="KEY_F8" accel:shift="true" xlink:href="slot:20939"/>
  <accel:item accel:code="KEY_F5" accel:shift="true" xlink:href="slot:20958"/>
  <accel:item accel:code="KEY_REPEAT" xlink:href="slot:5702"/>
  <accel:item accel:code="KEY_UNDO" xlink:href="slot:5701"/>
  <accel:item accel:code="KEY_INSERT" xlink:href="slot:10221"/>
  <accel:item accel:code="KEY_BACKSPACE" xlink:href="slot:20926"/>
  <accel:item accel:code="KEY_ESCAPE" xlink:href="slot:20941"/>
  <accel:item accel:code="KEY_RETURN" xlink:href="slot:20303"/>
  <accel:item accel:code="KEY_PAGEDOWN" xlink:href="slot:20938"/>
  <accel:item accel:code="KEY_PAGEUP" xlink:href="slot:20937"/>
  <accel:item accel:code="KEY_END" xlink:href="slot:20906"/>
  <accel:item accel:code="KEY_HOME" xlink:href="slot:20905"/>
  <accel:item accel:code="KEY_RIGHT" xlink:href="slot:20902"/>
  <accel:item accel:code="KEY_LEFT" xlink:href="slot:20901"/>
  <accel:item accel:code="KEY_UP" xlink:href="slot:20903"/>
  <accel:item accel:code="KEY_DOWN" xlink:href="slot:20904"/>
  <accel:item accel:code="KEY_F12" xlink:href="slot:20144"/>
  <accel:item accel:code="KEY_F11" xlink:href="slot:5539"/>
  <accel:item accel:code="KEY_F9" xlink:href="slot:20126"/>
  <accel:item accel:code="KEY_F8" xlink:href="slot:20940"/>
  <accel:item accel:code="KEY_F7" xlink:href="slot:20622"/>
  <accel:item accel:code="KEY_F5" xlink:href="slot:10366"/>
  <accel:item accel:code="KEY_F3" xlink:href="slot:20628"/>
  <accel:item accel:code="KEY_F2" xlink:href="slot:20128"/>
</accel:acceleratorlist>
</file>

<file path=Configurations/writertool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35"/>
  <toolbar:toolbarseparator/>
  <toolbar:toolbaritem xlink:href="slot:20389" toolbar:style="dropdown"/>
  <toolbar:toolbaritem xlink:href="slot:20308"/>
  <toolbar:toolbaritem xlink:href="slot:20302"/>
  <toolbar:toolbaritem xlink:href="slot:20335"/>
  <toolbar:toolbarseparator/>
  <toolbar:toolbaritem xlink:href="slot:20391" toolbar:style="dropdown" toolbar:visible="false"/>
  <toolbar:toolbaritem xlink:href="slot:20390" toolbar:style="dropdown" toolbar:visible="false"/>
  <toolbar:toolbaritem xlink:href="slot:10244" toolbar:style="dropdown" toolbar:visible="false"/>
  <toolbar:toolbaritem xlink:href="slot:10593" toolbar:text="Formulaire" toolbar:style="dropdown" toolbar:visible="false"/>
  <toolbar:toolbarseparator/>
  <toolbar:toolbaritem xlink:href="slot:21419"/>
  <toolbar:toolbaritem xlink:href="slot:20305" toolbar:userdefined="true"/>
  <toolbar:toolbarseparator/>
  <toolbar:toolbaritem xlink:href="slot:20620" toolbar:style="dropdown" toolbar:visible="false"/>
  <toolbar:toolbaritem xlink:href="slot:20310" toolbar:visible="false"/>
  <toolbar:toolbaritem xlink:href="slot:20313" toolbar:visible="false"/>
  <toolbar:toolbaritem xlink:href="slot:22204" toolbar:visible="false"/>
  <toolbar:toolbarseparator/>
  <toolbar:toolbaritem xlink:href="slot:20622" toolbar:visible="false"/>
  <toolbar:toolbaritem xlink:href="slot:12021"/>
  <toolbar:toolbaritem xlink:href="slot:20605" toolbar:visible="false"/>
  <toolbar:toolbarseparator/>
  <toolbar:toolbaritem xlink:href="slot:21828" toolbar:userdefined="true"/>
  <toolbar:toolbaritem xlink:href="slot:20603" toolbar:visible="false"/>
  <toolbar:toolbarseparator/>
  <toolbar:toolbaritem xlink:href="slot:5961" toolbar:visible="false"/>
  <toolbar:toolbaritem xlink:href="slot:10360" toolbar:visible="false"/>
  <toolbar:toolbarseparator/>
  <toolbar:toolbaritem xlink:href="slot:10000" toolbar:visible="false"/>
  <toolbar:toolbaritem xlink:href="slot:20213" toolbar:visible="false"/>
  <toolbar:toolbaritem xlink:href="slot:6313" toolbar:visible="false"/>
  <toolbar:toolbarseparator/>
  <toolbar:toolbaritem xlink:href="slot:20224"/>
  <toolbar:toolbaritem xlink:href="slot:20226"/>
  <toolbar:toolbarseparator/>
</toolbar:toolbar>
</file>